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Roboto" svg:font-family="Roboto,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fo:font-variant="normal" fo:text-transform="none" fo:color="#202124" style:font-name="Roboto" fo:font-size="22.5pt" fo:letter-spacing="normal" fo:font-style="normal" fo:font-weight="normal" style:font-weight-asian="normal" style:font-weight-complex="normal"/>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392657903156612205"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2967889849624241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58465367038219277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34276372384540608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737439159624243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44911792795476570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858564477835147321"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93537157330651424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516277" text:continue-list="list4858564477835147321"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6795167973023226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86490"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9329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486753"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494627"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98591"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9">Tues April 6, 2021 </text:span><text:span text:style-name="T40">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12047362427466912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10219097760401420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51883348019802917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09010"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117916150848494401"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26379656641612850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1">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461278424770956490" text:style-name="L15">
        <text:list-item>
          <text:list>
            <text:list-header>
              <text:p text:style-name="P170">1.5 miles averaging about 9:40/mile and rest 1 min</text:p>
            </text:list-header>
          </text:list>
        </text:list-item>
      </text:list>
      <text:p text:style-name="P23">1 mile in 8:26 and rest 2 min</text:p>
      <text:list xml:id="list326475288817175861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336482179516176504"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0575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10153164103294074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43668597009959176"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13366259026215233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492447" text:continue-list="list5943668597009959176" text:style-name="L19">
        <text:list-item>
          <text:list>
            <text:list-header>
              <text:p text:style-name="P174">(Pace*HR)=1240</text:p>
            </text:list-header>
          </text:list>
        </text:list-item>
      </text:list>
      <text:list xml:id="list36502612" text:continue-list="list7101531641032940742" text:style-name="L18">
        <text:list-item>
          <text:list>
            <text:list-header>
              <text:p text:style-name="P173">2 miles at 10:46/mile Ave HR= 121 bpm and rest a few minutes</text:p>
            </text:list-header>
          </text:list>
        </text:list-item>
      </text:list>
      <text:list xml:id="list36514597" text:continue-list="list3649244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507994"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95716368888050503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93788388176342997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818300186502206204"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29628115443733941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3390031235128863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7">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45533022215843066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510105"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93516"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66497270706798865"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93907240008255475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075826164923975871"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8"><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text:span text:style-name="T2"/></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939077140213052476"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Roboto" svg:font-family="Roboto,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04T16:25:13.68</dc:date>
    <dc:creator>James Lombardi</dc:creator>
    <meta:editing-duration>P19DT22H33M3S</meta:editing-duration>
    <meta:editing-cycles>1586</meta:editing-cycles>
    <meta:generator>OpenOffice/4.1.2$Win32 OpenOffice.org_project/412m3$Build-9782</meta:generator>
    <meta:document-statistic meta:table-count="0" meta:image-count="9" meta:object-count="0" meta:page-count="164" meta:paragraph-count="4679" meta:word-count="51025" meta:character-count="261807"/>
  </office:meta>
</office:document-meta>
</file>